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Open Bible Stories</text:p>
      <text:p text:style-name="Subtitle">The Divided Kingdom</text:p>
      <text:h text:style-name="Heading_20_2" text:outline-level="2">0 Introduction</text:h>
      <text:h text:style-name="Heading_20_3" text:outline-level="3">0.1 Key Idea</text:h>
      <text:p text:style-name="First_20_paragraph">The story of the divided kingdom teaches us about the consequences of sin and idolatry among leaders (people in positions of authority).</text:p>
      <text:h text:style-name="Heading_20_3" text:outline-level="3">0.2 Creedal Verse</text:h>
      <text:p text:style-name="First_20_paragraph">“For the time that is past suffices for doing what the Gentiles want to do, living in sensuality, passions, drunkenness, orgies, drinking parties, and lawless idolatry.” 1 Peter 4: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text:p>
      <text:p text:style-name="PageBreakStyle"/>
      <text:h text:style-name="Heading_20_3" text:outline-level="3">0.4 Open Bible Story: The Divided Kingdom</text:h>
      <text:h text:style-name="Heading_20_9" text:outline-level="9">18-01</text:h>
      <text:p text:style-name="First_20_paragraph"><draw:frame draw:name="img1" svg:width="307.2pt" svg:height="172.8pt"><draw:image xlink:href="Pictures/0.jpg" xlink:type="simple" xlink:show="embed" xlink:actuate="onLoad"/></draw:frame></text:p>
      <text:p text:style-name="Text_20_body">King David ruled for 40 years. Then he died, and his son Solomon began to rule over Israel. God spoke to Solomon and asked him what he wanted most that God should do for him. Solomon asked that God would make him very wise. This pleased God, so he made Solomon the wisest man in the world. Solomon learned many things and was a very wise ruler. God also made him very wealthy.</text:p>
      <text:h text:style-name="Heading_20_9" text:outline-level="9">18-02</text:h>
      <text:p text:style-name="First_20_paragraph"><draw:frame draw:name="img2" svg:width="307.2pt" svg:height="172.8pt"><draw:image xlink:href="Pictures/1.jpg" xlink:type="simple" xlink:show="embed" xlink:actuate="onLoad"/></draw:frame></text:p>
      <text:p text:style-name="Text_20_body">In Jerusalem, Solomon built the Temple for which his father, David, had planned and gathered materials. People now worshiped God and offered sacrifices to him at the Temple instead of at the Tent of Meeting. God came and was present in the Temple, and he lived there with his people.</text:p>
      <text:h text:style-name="Heading_20_9" text:outline-level="9">18-03</text:h>
      <text:p text:style-name="First_20_paragraph"><draw:frame draw:name="img3" svg:width="307.2pt" svg:height="172.8pt"><draw:image xlink:href="Pictures/2.jpg" xlink:type="simple" xlink:show="embed" xlink:actuate="onLoad"/></draw:frame></text:p>
      <text:p text:style-name="Text_20_body">But Solomon loved women from other countries. He disobeyed God by marrying many women, almost 1,000 of them! Many of these women came from foreign countries and brought their gods with them and continued to worship them. When Solomon was old, he also worshiped their gods.</text:p>
      <text:h text:style-name="Heading_20_9" text:outline-level="9">18-04</text:h>
      <text:p text:style-name="First_20_paragraph"><draw:frame draw:name="img4" svg:width="307.2pt" svg:height="172.8pt"><draw:image xlink:href="Pictures/3.jpg" xlink:type="simple" xlink:show="embed" xlink:actuate="onLoad"/></draw:frame></text:p>
      <text:p text:style-name="Text_20_body">God was angry with Solomon because of this. He said that he would punish him by dividing the nation of Israel into two kingdoms. He would do this after Solomon died.</text:p>
      <text:h text:style-name="Heading_20_9" text:outline-level="9">18-05</text:h>
      <text:p text:style-name="First_20_paragraph"><draw:frame draw:name="img5" svg:width="307.2pt" svg:height="172.8pt"><draw:image xlink:href="Pictures/4.jpg" xlink:type="simple" xlink:show="embed" xlink:actuate="onLoad"/></draw:frame></text:p>
      <text:p text:style-name="Text_20_body">After Solomon died, his son Rehoboam became king. All the people of the nation of Israel came together to accept him as their king. They complained to Rehoboam that Solomon had made them do a lot of hard work and pay a lot of taxes. They asked Rehoboam to make them work less.</text:p>
      <text:h text:style-name="Heading_20_9" text:outline-level="9">18-06</text:h>
      <text:p text:style-name="First_20_paragraph"><draw:frame draw:name="img6" svg:width="307.2pt" svg:height="172.8pt"><draw:image xlink:href="Pictures/5.jpg" xlink:type="simple" xlink:show="embed" xlink:actuate="onLoad"/></draw:frame></text:p>
      <text:p text:style-name="Text_20_body">But Rehoboam answered them in a very foolish way. He said, “You say that my father, Solomon, made you work hard. But I will make you work harder than he did, and I will make you suffer worse than he did.”</text:p>
      <text:h text:style-name="Heading_20_9" text:outline-level="9">18-07</text:h>
      <text:p text:style-name="First_20_paragraph"><draw:frame draw:name="img7" svg:width="307.2pt" svg:height="172.8pt"><draw:image xlink:href="Pictures/6.jpg" xlink:type="simple" xlink:show="embed" xlink:actuate="onLoad"/></draw:frame></text:p>
      <text:p text:style-name="Text_20_body">When the people heard him say this, most of them rebelled against him. Ten tribes left him; only two tribes remained with him. These two tribes called themselves the kingdom of Judah.</text:p>
      <text:h text:style-name="Heading_20_9" text:outline-level="9">18-08</text:h>
      <text:p text:style-name="First_20_paragraph"><draw:frame draw:name="img8" svg:width="307.2pt" svg:height="172.8pt"><draw:image xlink:href="Pictures/7.jpg" xlink:type="simple" xlink:show="embed" xlink:actuate="onLoad"/></draw:frame></text:p>
      <text:p text:style-name="Text_20_body">The other ten tribes made a man named Jeroboam to be their king. These tribes were in the northern part of the land. They called themselves the kingdom of Israel.</text:p>
      <text:h text:style-name="Heading_20_9" text:outline-level="9">18-09</text:h>
      <text:p text:style-name="First_20_paragraph"><draw:frame draw:name="img9" svg:width="307.2pt" svg:height="172.8pt"><draw:image xlink:href="Pictures/8.jpg" xlink:type="simple" xlink:show="embed" xlink:actuate="onLoad"/></draw:frame></text:p>
      <text:p text:style-name="Text_20_body">Jeroboam rebelled against God and caused the people to sin. He built two idols for his people to worship. They no longer went to Jerusalem in the kingdom of Judah to worship God at the Temple.</text:p>
      <text:h text:style-name="Heading_20_9" text:outline-level="9">18-10</text:h>
      <text:p text:style-name="First_20_paragraph"><draw:frame draw:name="img10" svg:width="307.2pt" svg:height="172.8pt"><draw:image xlink:href="Pictures/9.jpg" xlink:type="simple" xlink:show="embed" xlink:actuate="onLoad"/></draw:frame></text:p>
      <text:p text:style-name="Text_20_body">The kingdoms of Judah and Israel became enemies and often fought against each other.</text:p>
      <text:h text:style-name="Heading_20_9" text:outline-level="9">18-11</text:h>
      <text:p text:style-name="First_20_paragraph"><draw:frame draw:name="img11" svg:width="307.2pt" svg:height="172.8pt"><draw:image xlink:href="Pictures/10.jpg" xlink:type="simple" xlink:show="embed" xlink:actuate="onLoad"/></draw:frame></text:p>
      <text:p text:style-name="Text_20_body">In the new kingdom of Israel, all the kings were evil. Many of these kings were killed by other Israelites who wanted to become king in their place.</text:p>
      <text:h text:style-name="Heading_20_9" text:outline-level="9">18-12</text:h>
      <text:p text:style-name="First_20_paragraph"><draw:frame draw:name="img12" svg:width="307.2pt" svg:height="172.8pt"><draw:image xlink:href="Pictures/11.jpg" xlink:type="simple" xlink:show="embed" xlink:actuate="onLoad"/></draw:frame></text:p>
      <text:p text:style-name="Text_20_body">All of the kings and most of the people of the kingdom of Israel worshiped idols. When they did this, they often slept with prostitutes and sometimes even sacrificed children to the idols.</text:p>
      <text:h text:style-name="Heading_20_9" text:outline-level="9">18-13</text:h>
      <text:p text:style-name="First_20_paragraph"><draw:frame draw:name="img13" svg:width="307.2pt" svg:height="172.8pt"><draw:image xlink:href="Pictures/12.jpg" xlink:type="simple" xlink:show="embed" xlink:actuate="onLoad"/></draw:frame></text:p>
      <text:p text:style-name="Text_20_body">The kings of Judah were descendants of David. Some of these kings were good men who ruled justly and worshiped God. But most of Judah’s kings were evil. They ruled badly, and they worshiped idols. Some of these kings even sacrificed their children to false gods. Most of the people of Judah also rebelled against God and worshiped other gods.</text:p>
      <text:p text:style-name="Text_20_body"><text:span text:style-name="T1">A Bible story from: 1 Kings 1-6; 11-12</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8-01</text:h>
      <text:p text:style-name="First_20_paragraph">Who ruled Israel after David died?<text:line-break/>David died after 40 years as king of Israel. His son, Solomon, was Israel’ next king.</text:p>
      <text:p text:style-name="Text_20_body">What did Solomon ask God to do for him?<text:line-break/>He asked God to make him very wise.</text:p>
      <text:p text:style-name="Text_20_body">What did God think of Solomon’s request?<text:line-break/>God was pleased with Solomon’s request for wisdom. God made him the wisest man in the world. God also made him very wealthy.</text:p>
      <text:h text:style-name="Heading_20_4" text:outline-level="4">18-02</text:h>
      <text:p text:style-name="First_20_paragraph">How did David prepare for the building of the Temple?<text:line-break/>David planned and gathered materials for the building of the Temple.</text:p>
      <text:p text:style-name="Text_20_body">What was the purpose of the Temple that Solomon built?<text:line-break/>It was a place for the people to worship God and offer sacrifices. God was present with his people in the Temple.</text:p>
      <text:h text:style-name="Heading_20_4" text:outline-level="4">18-03</text:h>
      <text:p text:style-name="First_20_paragraph">What serious sins did Solomon commit?<text:line-break/>Solomon loved women from other countries. He married many foreign women and worshiped their gods in his old age.</text:p>
      <text:h text:style-name="Heading_20_4" text:outline-level="4">18-04</text:h>
      <text:p text:style-name="First_20_paragraph">What did God think of Solomon marrying foreign wives and worshiping their false gods?<text:line-break/>God was very angry with Solomon for this sin.</text:p>
      <text:p text:style-name="Text_20_body">How did God punish Solomon’s sins?<text:line-break/>God said he would divide the nation of Israel into two kingdoms after Solomon’s death.</text:p>
      <text:h text:style-name="Heading_20_4" text:outline-level="4">18-05</text:h>
      <text:p text:style-name="First_20_paragraph">Who became king after Solomon?<text:line-break/>Solomon’s son, Rehoboam, became king of Israel after Solomon.</text:p>
      <text:p text:style-name="Text_20_body">What complaint did the people have against Solomon?<text:line-break/>The Israelites complained that Solomon made them do a lot of hard work and pay a lot of taxes. They asked Rehoboam to make them work less.</text:p>
      <text:h text:style-name="Heading_20_4" text:outline-level="4">18-06</text:h>
      <text:p text:style-name="First_20_paragraph">What foolish answer did Rehoboam give to the people?<text:line-break/>I will make you work harder and punish you more than my father, Solomon, did.</text:p>
      <text:h text:style-name="Heading_20_4" text:outline-level="4">18-07</text:h>
      <text:p text:style-name="First_20_paragraph">How did many Israelites respond when they heard Rehoboam’s answer?<text:line-break/>Many people rebelled against Rehoboam. Ten tribes of Israel left him and only two remained.</text:p>
      <text:p text:style-name="Text_20_body">What was the name of the kingdom founded by the two southern tribes who remained with Rehoboam?<text:line-break/>It was named the kingdom of Judah.</text:p>
      <text:h text:style-name="Heading_20_4" text:outline-level="4">18-08</text:h>
      <text:p text:style-name="First_20_paragraph">How many of the tribes rebelled against Rehoboam and formed the northern kingdom?<text:line-break/>Ten tribes joined the kingdom of Israel. They were in the northern part of the land.</text:p>
      <text:h text:style-name="Heading_20_4" text:outline-level="4">18-09</text:h>
      <text:p text:style-name="First_20_paragraph">What did Jeroboam do to keep his people from going to Judah to worship at the Temple?<text:line-break/>Jeroboam rebelled against God. He built and placed two idols in the kingdom of Israel for his people to worship.</text:p>
      <text:p text:style-name="Text_20_body">What effect did Jeroboam’s sin have on the Israelites?<text:line-break/>The Israelites no longer went to Jerusalem to worship God in the Temple.</text:p>
      <text:h text:style-name="Heading_20_4" text:outline-level="4">18-10</text:h>
      <text:p text:style-name="First_20_paragraph">How did the two kingdoms of Israelites relate to each other?<text:line-break/>The kingdoms of Judah and Israel became enemies and fought against each other.</text:p>
      <text:h text:style-name="Heading_20_4" text:outline-level="4">18-11</text:h>
      <text:p text:style-name="First_20_paragraph">How many of the kings of Israel were faithful to God?<text:line-break/>None of them were faithful.</text:p>
      <text:p text:style-name="Text_20_body">How did many of the kings of Israel die?<text:line-break/>Many of the kings of Israel were killed by other Israelites who wanted to become king.</text:p>
      <text:h text:style-name="Heading_20_4" text:outline-level="4">18-12</text:h>
      <text:p text:style-name="First_20_paragraph">What was wrong with the worship of many Israelites?<text:line-break/>All the kings and most of the people in the kingdom of Israel worshiped idols.</text:p>
      <text:p text:style-name="Text_20_body">What were some of the evil practices that were often included in the worship of idols?<text:line-break/>They took part in sexual immorality and child sacrifice.</text:p>
      <text:h text:style-name="Heading_20_4" text:outline-level="4">18-13</text:h>
      <text:p text:style-name="First_20_paragraph">Who was the ancestor of the kings of Judah?<text:line-break/>King David was their ancestor.</text:p>
      <text:p text:style-name="Text_20_body">Were any kings of Judah faithful to God?<text:line-break/>Yes, some were faithful, but most were evil. Most of the kings ruled badly and worshiped idols. Some kings sacrificed their children to false gods.</text:p>
      <text:p text:style-name="Text_20_body">How well did the people of Judah follow God?<text:line-break/>Most of the people of Judah rebelled against God and worshiped other god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8-01</text:h>
      <text:p text:style-name="First_20_paragraph"><text:span text:style-name="T2">Solomon began to rule over Israel</text:span> After David died, Solomon became king of Israel. This was the beginning of Solomon’s rule as king of Israel. How would you express <text:span text:style-name="T2">Solomon began to rule over Israel</text:span> to mean the beginning of Solomon’s rule as Israel’s king?</text:p>
      <text:p/>
      <text:p text:style-name="Text_20_body"><text:span text:style-name="T2">so he made Solomon the wisest man in the world</text:span> Solomon asked God to make him very wise. This request pleased God. As a result, God made Solomon wiser than anyone else in the world. How would you express <text:span text:style-name="T2">so he made Solomon the wisest man in the world</text:span> to mean the result of God being pleased with Solomon’s request for wisdom was God made him the wisest man in the world?</text:p>
      <text:p/>
      <text:h text:style-name="Heading_20_4" text:outline-level="4">18-02</text:h>
      <text:p text:style-name="First_20_paragraph"><text:span text:style-name="T2">instead of at the Tent of Meeting</text:span> Since the time of Moses, the Israelites offered sacrifices to God in the Tent of Meeting. The Temple was the new place where Israelites would offer sacrifices and worship God. How would you express <text:span text:style-name="T2">instead of at the Tent of Meeting</text:span> to mean the Temple replaced the Tent of Meeting as the place of worship and sacrifice?</text:p>
      <text:p/>
      <text:p text:style-name="Text_20_body"><text:span text:style-name="T2">was present in the Temple</text:span> God was present in the Temple in a special way. Even though God was also present everywhere else at the same time, he made himself especially available to the people at the Temple. How would you express <text:span text:style-name="T2">was present in the Temple</text:span> to mean God was with is people in a special way by being at the Temple (even though he was also present everywhere at the same time)?</text:p>
      <text:p/>
      <text:p text:style-name="Text_20_body"><text:span text:style-name="T2">with his people</text:span> The Temple was the dwelling place of God. God does not actually need a house. He is equally present everywhere at the same time. But God dwelled in the Temple in a special way so he could be in the midst of his people. How would you express <text:span text:style-name="T2">with his people</text:span> <text:span text:style-name="T2">with his people</text:span> to mean God was among his people by being present in the Temple?</text:p>
      <text:p/>
      <text:h text:style-name="Heading_20_4" text:outline-level="4">18-03</text:h>
      <text:p text:style-name="First_20_paragraph"><text:span text:style-name="T2">But Solomon loved women from other countries</text:span> Solomon building the Temple was a faithful act. Solomon marrying foreign women was disobedient to God. These two actions are in contrast with one another. How would you express <text:span text:style-name="T2">But Solomon loved women from other countries</text:span> to mean Solomon building the Temple, God’s dwelling place, was opposite to Solomon loving women from other religions?</text:p>
      <text:p/>
      <text:p text:style-name="Text_20_body"><text:span text:style-name="T2">brought their gods with them</text:span> Solomon married many foreign women. These women worshiped false gods. When they came to Israel, they brought their gods and continued worshiping them as they had in their home countries. How would you express <text:span text:style-name="T2">brought their gods with them</text:span> to mean the foreign women Solomon married brought their idols and continued their methods of worshiping idols with them to Israel?</text:p>
      <text:p/>
      <text:p text:style-name="Text_20_body"><text:span text:style-name="T2">When Solomon was old</text:span> Eventually, Solomon became an old man. At the time he became an old man, he worshiped the false gods that his foreign wives worshiped. How would you express <text:span text:style-name="T2">When Solomon was old</text:span> to mean by the time Solomon became an old man, he worshiped the false gods of his foreign wives.</text:p>
      <text:h text:style-name="Heading_20_4" text:outline-level="4">18-04</text:h>
      <text:p text:style-name="First_20_paragraph"><text:span text:style-name="T2">because of this</text:span> Solomon’s worship of false God’s displeased God. This made God angry with Solomon. How would you express <text:span text:style-name="T2">because of this</text:span> to mean reason God was angry was Solomon worshiped other gods?</text:p>
      <text:p/>
      <text:p text:style-name="Text_20_body"><text:span text:style-name="T2">by dividing the nation of Israel into two kingdoms</text:span> God caused the nation of Israel to become two kingdoms. God did this as punishment for Solomon’s sin. How would you express <text:span text:style-name="T2">by dividing the nation of Israel into two kingdoms</text:span> to mean the way God punished Solomon was to split the nation of Israel into two nations?</text:p>
      <text:p/>
      <text:h text:style-name="Heading_20_4" text:outline-level="4">18-05</text:h>
      <text:p text:style-name="First_20_paragraph"><text:span text:style-name="T2">After Solomon died</text:span> Solomon died and then Rehoboam became king. How would you express <text:span text:style-name="T2">After Solomon died</text:span> to mean Rehoboam became king of Israel subsequent to Solomon’s death?</text:p>
      <text:p/>
      <text:p text:style-name="Text_20_body"><text:span text:style-name="T2">to accept him as their king</text:span> The Israelites gathered to tell Rehoboam that they were glad he was king and that they would do what he said. How would you express <text:span text:style-name="T2">to accept him as their king</text:span> to mean to approve Rehoboam as the man who ruled the country where they lived?</text:p>
      <text:p/>
      <text:h text:style-name="Heading_20_4" text:outline-level="4">18-06</text:h>
      <text:p text:style-name="First_20_paragraph"><text:span text:style-name="T2">But Rehoboam answered them in a very foolish way</text:span> Rehoboam’s answer was harsh, and caused the people to turn against him. How would you express <text:span text:style-name="T2">But Rehoboam answered them in a very foolish way</text:span> to mean Rehoboam’s unwise and harsh response was different/opposite than the people’s request for a wise and gracious response?</text:p>
      <text:p/>
      <text:p text:style-name="Text_20_body"><text:span text:style-name="T2">But I will make you work harder than he did</text:span> The Israelites complained that Solomon made them work hard. Rehoboam said that he would make them work even harder. Rehoboam said that the work under his rule would be worse than the work under Solomon’s rule. How would you express <text:span text:style-name="T2">But I will make you work harder than he did</text:span> to mean the work under Rehoboam would be more difficult than the work under Solomon?</text:p>
      <text:p/>
      <text:h text:style-name="Heading_20_4" text:outline-level="4">18-07</text:h>
      <text:p text:style-name="First_20_paragraph"><text:span text:style-name="T2">tribes</text:span> The descendants of each of Jacob’s 12 sons had become a tribe or very large family group in the nation of Israel. Everyone in Israel belonged to one of the 12 <text:span text:style-name="T2">tribes</text:span>. How would you express <text:span text:style-name="T2">tribes</text:span> to mean groups of families in the larger community that comes from the same ancestry?</text:p>
      <text:p/>
      <text:p text:style-name="Text_20_body"><text:span text:style-name="T2">rebelled against him</text:span> Most of the people refused to follow Rehoboam as their king. How would you express <text:span text:style-name="T2">rebelled against him</text:span> to mean the revolt against someone in authority and to refuse to listen to them as their leader?</text:p>
      <text:p/>
      <text:p text:style-name="Text_20_body"><text:span text:style-name="T2">remained with him</text:span> Two tribes did not rebel against Rehoboam. The continued to follow him as their king. How would you express <text:span text:style-name="T2">remained with him</text:span> to mean two Israelite tribes stayed loyal to Rehoboam and continued to support him as king?</text:p>
      <text:p/>
      <text:p text:style-name="Text_20_body"><text:span text:style-name="T2">the kingdom of Judah</text:span> The kingdom fo Judah was the name of the kingdom of Israelites in the southern part of the land. How would you express <text:span text:style-name="T2">the kingdom of Judah</text:span> to mean the name of the southern kingdom of Israel?</text:p>
      <text:p/>
      <text:h text:style-name="Heading_20_4" text:outline-level="4">18-08</text:h>
      <text:p text:style-name="First_20_paragraph"><text:span text:style-name="T2">the kingdom of Israel</text:span> The kingdom fo Israel was the name of the kingdom of Israelites in the northern part of the land. How would you express <text:span text:style-name="T2">the kingdom of Israel</text:span> to mean the name of the northern kingdom of Israel?</text:p>
      <text:p/>
      <text:h text:style-name="Heading_20_4" text:outline-level="4">18-09</text:h>
      <text:p text:style-name="First_20_paragraph"><text:span text:style-name="T2">caused the people to sin</text:span> Jeroboam rebelled against God and led the people to sin by making idols for the people to worship. How would you express <text:span text:style-name="T2">caused the people to sin</text:span> to mean Jeroboam was responsible for leading the people to sin against God?</text:p>
      <text:p/>
      <text:h text:style-name="Heading_20_4" text:outline-level="4">18-10</text:h>
      <text:p text:style-name="First_20_paragraph"><text:span text:style-name="T2">Judah and Israel became enemies</text:span> The people of Judah and Israel were all descendants of Jacob and part of God’s people. They were not always enemies. Even so, they disobeyed God and fought and killed each other. How would you express <text:span text:style-name="T2">Judah and Israel became enemies</text:span> to mean the new relationship between the kingdom of Israel and the kingdom Judah at this time was one of fighting and hostility?</text:p>
      <text:p/>
      <text:h text:style-name="Heading_20_4" text:outline-level="4">18-11</text:h>
      <text:p text:style-name="First_20_paragraph"><text:span text:style-name="T2">who wanted to become king in their place</text:span> Israelites who killed the kings wanted to become king of Israel. How would you express <text:span text:style-name="T2">who wanted to become king in their place</text:span> to mean the Israelites who killed the kings wanted to replace them as king of Israel?</text:p>
      <text:p/>
      <text:h text:style-name="Heading_20_4" text:outline-level="4">18-12</text:h>
      <text:p text:style-name="First_20_paragraph"><text:span text:style-name="T2">When they did this</text:span> The kings and many Israelites worshiped idols. This false worship led to sleeping with prostitutes and sacrificing children. How would you express <text:span text:style-name="T2">When they did this</text:span> to mean the same time the people of the kingdom of Israel started worshiping idols, they also started sleeping with prostitutes and sacrificing children to idols?</text:p>
      <text:p/>
      <text:h text:style-name="Heading_20_4" text:outline-level="4">18-13</text:h>
      <text:p text:style-name="First_20_paragraph"><text:span text:style-name="T2">ruled justly</text:span> Some of the kings of Judah ruled according to God’s laws. When they ruled, they did what was right. How would you express <text:span text:style-name="T2">ruled justly</text:span> to mean some of the kings of Judah ruled in a way that God considered right and proper?</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Solomon’s rule like? (18-01, 18-02, 18-03, 18-04)</text:h>
      <text:p text:style-name="First_20_paragraph">David ruled Israel for 40 years. Solomon became king over Israel after David died. (18-01)</text:p>
      <text:p/>
      <text:p text:style-name="Text_20_body">Wisdom: Solomon asked God to make him very wise. God made Solomon the wisest man in the world at the time. (18-01)</text:p>
      <text:p/>
      <text:p text:style-name="Text_20_body">Wealth: God also made Solomon wealthy. Solomon did not seek this wealth. God blessed him with this wealth because Solomon sought after wisdom first. (18-01)</text:p>
      <text:p/>
      <text:p text:style-name="Text_20_body">Worship: Solomon built the Temple. This was permanent building where God would dwell with his people and God’s people would worship God and offer sacrifices to God. (18-02)</text:p>
      <text:p/>
      <text:p text:style-name="Text_20_body">Women: Solomon loved many foreign women. He married many foreign women. These women brought their false worship into Israel and Solomon even worshiped some of their gods. (18-03)</text:p>
      <text:p/>
      <text:p text:style-name="Text_20_body">God was not pleased with Solomon marrying many foreign women and the false worship they brought into Israel. God punished Solomon by dividing his kingdom into two. (18-04)</text:p>
      <text:p/>
      <text:h text:style-name="Heading_20_5" text:outline-level="5">How did Israel divide into two kingdoms? (18-04, 18-05, 18-06, 18-07, 18-08)</text:h>
      <text:p text:style-name="First_20_paragraph">God divided the kingdom of Israel into two kingdoms as punishment for Solomon’s sin. (18-04)</text:p>
      <text:p/>
      <text:p text:style-name="Text_20_body">Solomon’s son, Rehoboam, acted very foolishly. The people asked for him to make them work less. Rehoboam said he would make the people work harder and suffer more than the did under Solomon. (18-05, 18-06)</text:p>
      <text:p/>
      <text:p text:style-name="Text_20_body">The people rebelled against Rehoboam. Only two tribes remained with Rehoboam. The other ten tribes followed a man named Jeroboam. (18-07, 18-08)</text:p>
      <text:p/>
      <text:h text:style-name="Heading_20_5" text:outline-level="5">What was the divided kingdom like? (18-09, 18-10, 18-11, 18-12, 18-13)</text:h>
      <text:p text:style-name="First_20_paragraph">Sin: Jeroboam rebelled against God and caused the Israelites to sin. (18-09)</text:p>
      <text:p/>
      <text:p text:style-name="Text_20_body">Idolatry: Jeroboam built idols. The people worshiped the idols instead of God. The people no longer went to the Temple to worship God. (18-09)</text:p>
      <text:p/>
      <text:p text:style-name="Text_20_body">Hostility: The kingdom of Judah and the kingdom fo Israel became enemies and fought against each other. (18-10)</text:p>
      <text:p/>
      <text:p text:style-name="Text_20_body">Evil: All the kings of Israel were evil. They worshiped false gods and did evil acts. (18-11, 18-12)</text:p>
      <text:p/>
      <text:p text:style-name="Text_20_body">Most of the people of the kingdom of Israel worshiped false gods. Some slept with prostitutes when they worshiped false gods and some sacrifice their children to the idols. (18-12)</text:p>
      <text:p/>
      <text:p text:style-name="Text_20_body">Most of the kings of Judah ruled badly. Only some of the kings of Judah were good men who ruled justly. They worshiped idols and some even sacrificed their children to false gods. (18-13)</text:p>
      <text:p/>
      <text:p text:style-name="Text_20_body">Most of the people of Judah rebelled against God and worshiped false gods. (18-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is God’s kingdom like? What do the good/positive things of Solomon’s rule teach us about God’s kingdom?</text:p>
        </text:list-item>
        <text:list-item>
          <text:p text:style-name="P1">How can leaders misuse their authority to disobey God and lead others into sin? What can we learn about the wrong use of authority from the negative examples of the kings of Israel and Judah?</text:p>
        </text:list-item>
        <text:list-item>
          <text:p text:style-name="P1">What are the effects of leaders practicing evil and rebelling against God’s ways? How does the story of the divided kingdom caution/warn us about the effects/consequences of leaders not following God’s ways?</text:p>
        </text:list-item>
        <text:list-item>
          <text:p text:style-name="P1">How does false worship (i.e., worshiping idols) lead to other sins? In what ways does this story teach us about the way idolatry tempts people to other sin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If you could ask God for anything (like Solomon), what would you ask him for? What does this tell about your spiritual condition?</text:p>
        </text:list-item>
        <text:list-item>
          <text:p text:style-name="P2">How has false worship led you into other sins?</text:p>
        </text:list-item>
        <text:list-item>
          <text:p text:style-name="P2">How have you misused authority in your life? How have you been mistreated by those who have authority?</text:p>
        </text:list-item>
        <text:list-item>
          <text:p text:style-name="P2">In your life, how have you rebelled against God? What consequences did this rejection of God bring in your life and the lives of others?</text:p>
        </text:list-item>
        <text:list-item>
          <text:p text:style-name="P2">What would it look like to repent of your false worship and rebellion?</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4">
        <text:list-item>
          <text:p text:style-name="P4"><text:span text:style-name="T2">Measure</text:span> the translation by marks/standards of quality (i.e., clear, accurate, natural, church-approved)</text:p>
        </text:list-item>
        <text:list-item>
          <text:p text:style-name="P4"><text:span text:style-name="T2">Test</text:span> the translation with others and record feedback and conversations from in the field (i.e., church and community check)</text:p>
        </text:list-item>
        <text:list-item>
          <text:p text:style-name="P4"><text:span text:style-name="T2">Compare</text:span> and <text:span text:style-name="T2">contrast</text:span> the translation with the source text (i.e., meaning of text and notes) and alternatives (i.e., other translation choices)</text:p>
        </text:list-item>
        <text:list-item>
          <text:p text:style-name="P4"><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5">
        <text:list-item>
          <text:p text:style-name="P5">The original text literally <text:span text:style-name="T2">says/means</text:span>, so we translated the term in this way…</text:p>
        </text:list-item>
        <text:list-item>
          <text:p text:style-name="P5">We originally decided to translate <text:span text:style-name="T2">the biblical term</text:span> in with <text:span text:style-name="T2">this term</text:span>, but we changed it because…</text:p>
        </text:list-item>
        <text:list-item>
          <text:p text:style-name="P5">When our translation team discussed <text:span text:style-name="T2">the biblical term</text:span>, this is what we talked about…</text:p>
        </text:list-item>
        <text:list-item>
          <text:p text:style-name="P5"><text:span text:style-name="T2">The term</text:span> is [clear, accurate, natural, consistent] because…</text:p>
        </text:list-item>
        <text:list-item>
          <text:p text:style-name="P5">The community understands <text:span text:style-name="T2">this term</text:span> it to mean…</text:p>
        </text:list-item>
        <text:list-item>
          <text:p text:style-name="P5">We considered these other terms. We did not use <text:span text:style-name="T2">these terms</text:span> because…</text:p>
        </text:list-item>
        <text:list-item>
          <text:p text:style-name="P5">When we checked this in the church, we learned…</text:p>
        </text:list-item>
        <text:list-item>
          <text:p text:style-name="P5">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this translation because of these reasons:</text:p>
      <text:list text:style-name="L6">
        <text:list-item>
          <text:p text:style-name="P6">The word [actual translation] means to cause good things to happen to someone or something. This term is used when a person desires someone or something to prosper or flourish. This term does not refer to magic or witchcraft.</text:p>
        </text:list-item>
        <text:list-item>
          <text:p text:style-name="P6">When we checked this word with other believers, they said it describes God showing his kindness and favor on someone or something. These are some of the terms that we did not decide to use…</text:p>
        </text:list-item>
        <text:list-item>
          <text:p text:style-name="P6">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28:16Z</meta:creation-date>
    <dc:date>2023-05-25T14:28:16Z</dc:date>
    <meta:user-defined meta:name="layout" meta:value-type="string">obs_story</meta:user-defined>
    <meta:user-defined meta:name="subtitle" meta:value-type="string">The Divided Kingdom</meta:user-defined>
  </office:meta>
</office:document-meta>
</file>